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acdd7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dd834" officeooo:paragraph-rsid="004dd834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Heading_20_1">
      <style:text-properties style:font-name="Liberation Sans" fo:font-size="14pt" fo:font-weight="bold" officeooo:rsid="0047ef1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5518be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55d7ef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56bf20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6bf20" officeooo:paragraph-rsid="0056bf20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56bf20" officeooo:paragraph-rsid="0056bf20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5d7ef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6bf20" officeooo:paragraph-rsid="0056bf20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officeooo:rsid="0055d7ef" officeooo:paragraph-rsid="0055d7ef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26592"/>
    </style:style>
    <style:style style:name="T7" style:family="text">
      <style:text-properties fo:font-weight="bold" officeooo:rsid="0055d7ef" style:font-weight-asian="bold" style:font-weight-complex="bold"/>
    </style:style>
    <style:style style:name="T8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4ed867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56bf20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officeooo:rsid="0054a733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ans" fo:font-size="14pt" officeooo:rsid="001d584f" style:font-name-asian="Liberation Serif" style:font-size-asian="14pt" style:font-name-complex="Liberation Serif" style:font-size-complex="14pt"/>
    </style:style>
    <style:style style:name="T13" style:family="text">
      <style:text-properties style:font-name="Liberation Sans" fo:font-size="14pt" officeooo:rsid="004a4aaf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ans" fo:font-size="14pt" officeooo:rsid="0055d7ef" style:font-name-asian="Liberation Serif" style:font-size-asian="14pt" style:font-name-complex="Liberation Serif" style:font-size-complex="14pt"/>
    </style:style>
    <style:style style:name="T15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6" style:family="text">
      <style:text-properties style:font-name="Liberation Sans" fo:font-size="14pt" fo:font-weight="bold" officeooo:rsid="005518be" style:font-name-asian="Liberation Serif" style:font-size-asian="14pt" style:font-weight-asian="bold" style:font-name-complex="Liberation Serif" style:font-size-complex="14pt" style:font-weight-complex="bold"/>
    </style:style>
    <style:style style:name="T17" style:family="text">
      <style:text-properties officeooo:rsid="0055d7ef"/>
    </style:style>
    <style:style style:name="T18" style:family="text">
      <style:text-properties officeooo:rsid="0056bf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Objectif </text:span><text:span text:style-name="T16">: </text:span><text:span text:style-name="T14">S’exercer sur</text:span><text:span text:style-name="T12"> </text:span><text:span text:style-name="T13">la multiplication de</text:span><text:span text:style-name="T11">s</text:span><text:span text:style-name="T13"> nombres relatifs.</text:span></text:p>
      <text:h text:style-name="P4" text:outline-level="1"/>
      <text:p text:style-name="P10">Questions flash</text:p>
      <text:list xml:id="list3663463246" text:style-name="L2">
        <text:list-item>
          <text:p text:style-name="P12"><text:span text:style-name="T8">R</text:span><text:span text:style-name="T10">évisions</text:span><text:span text:style-name="T8"> théorème de Pythagore</text:span></text:p>
        </text:list-item>
      </text:list>
      <text:p text:style-name="P2"/>
      <text:p text:style-name="P2"><text:span text:style-name="T17">Correction TaF</text:span></text:p>
      <text:list xml:id="list708796546" text:style-name="L3">
        <text:list-item>
          <text:p text:style-name="P6">ex. 24 p. 29 (application des règles pour la multiplication de relatifs)</text:p>
        </text:list-item>
        <text:list-item>
          <text:p text:style-name="P6">ex. 26 p. 29 (chercher tous les facteurs <text:span text:style-name="T17">entiers</text:span> qui mènent à 12)</text:p>
        </text:list-item>
      </text:list>
      <text:p text:style-name="P3"/>
      <text:p text:style-name="P11">Exercices en cours</text:p>
      <text:list xml:id="list1402042462" text:style-name="L4">
        <text:list-item>
          <text:p text:style-name="P9">Exercice 28 p. 29 (règle du signe)</text:p>
        </text:list-item>
        <text:list-item>
          <text:p text:style-name="P9">Exercice 29 p. 29 (règle du signe)</text:p>
        </text:list-item>
        <text:list-item>
          <text:p text:style-name="P9">Exercice 32 p. 29 (règle du signe puis calcul astucieux)</text:p>
        </text:list-item>
        <text:list-item>
          <text:p text:style-name="P9">Exercice 33 p. 29 (règle du signe puis calcul astucieux)</text:p>
        </text:list-item>
      </text:list>
      <text:p text:style-name="P8"><text:span text:style-name="T7"/></text:p>
      <text:p text:style-name="P8"><text:span text:style-name="T7">TaF</text:span></text:p>
      <text:list xml:id="list214944796560259" text:continue-numbering="true" text:style-name="L4">
        <text:list-item>
          <text:p text:style-name="P7">ex. <text:span text:style-name="T18">3</text:span>4 p. 29 (<text:span text:style-name="T18">pyramide avec</text:span> multiplication de relatif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month number:calendar="jewish" number:style="long" number:textual="true"/>
      <number:text> </number:text>
      <number:day number:calendar="jewish"/>
    </number:date-style>
    <number:currency-style style:name="N12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5"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date-style style:name="N109">
      <number:day number:calendar="jewish"/>
      <number:text> </number:text>
      <number:month number:calendar="jewish" number:style="long" number:textual="true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5d7ef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3</text:span><text:span text:style-name="MT7"> </text:span><text:span text:style-name="MT5">(1h)</text:span><text:span text:style-name="MT7"> – </text:span><text:span text:style-name="MT5">0</text:span><text:span text:style-name="MT6">6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5T21:49:43.344871607</dc:date>
    <meta:editing-duration>PT19H25M7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05" meta:character-count="572" meta:non-whitespace-character-count="487"/>
  </office:meta>
</office:document-meta>
</file>